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Preformatted_20_Text">
      <style:paragraph-properties fo:margin-top="0in" fo:margin-bottom="0.1965in"/>
    </style:style>
    <style:style style:name="P4" style:family="paragraph" style:parent-style-name="Preformatted_20_Text" style:list-style-name="L1">
      <style:paragraph-properties fo:margin-top="0in" fo:margin-bottom="0.1965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JUTJA.COM DEVELOPMENT ENV GUIDE</text:h>
      <text:p text:style-name="Text_20_body">PLEASE FORMAT THE DOCUMENT WELL WHEN YOU FOLLOW THE GUIDE . The guide was hastily made.</text:p>
      <text:p text:style-name="Text_20_body">IN CASE YOU ARE ON WINDOWS , You are encouraged to use VMWARE to use ubuntu 12.04-64 bit for best results</text:p>
      <text:p text:style-name="Horizontal_20_Line"/>
      <text:list xml:id="list974768058" text:style-name="L1">
        <text:list-item>
          <text:p text:style-name="P1">Installing the pre-requisites: </text:p>
          <text:p text:style-name="P4">sudo apt-get install python-software-properties python g++ make</text:p>
          <text:p text:style-name="P1"><text:line-break/>If you are using Ubuntu 12.10, you will need to do the following as well: </text:p>
          <text:p text:style-name="P4">sudo apt-get install software-properties-common</text:p>
          <text:p text:style-name="P2"/>
        </text:list-item>
        <text:list-item>
          <text:p text:style-name="P1">Add the PPA Repository, which is recommended by Joyent (the maintainers of Node.js): </text:p>
          <text:p text:style-name="P4">sudo add-apt-repository ppa:chris-lea/node.js</text:p>
          <text:p text:style-name="P2"/>
        </text:list-item>
        <text:list-item>
          <text:p text:style-name="P1">Update the package list: </text:p>
          <text:p text:style-name="P4">sudo apt-get update</text:p>
          <text:p text:style-name="P2"/>
        </text:list-item>
        <text:list-item>
          <text:p text:style-name="P1">Install Node.js: </text:p>
          <text:p text:style-name="P4">sudo apt-get install nodejs</text:p>
        </text:list-item>
      </text:list>
      <text:p text:style-name="Standard">YOU SHOULD RESTART YOUR SYSTEM NOW TO AVOID ANY ERRORS</text:p>
      <text:p text:style-name="Standard"/>
      <text:p text:style-name="Standard">NEXT Install sails </text:p>
      <text:p text:style-name="Standard"/>
      <text:p text:style-name="P3">sudo npm install sails -g</text:p>
      <text:p text:style-name="P3">Next you need to install and configure mongodb .</text:p>
      <text:p text:style-name="P3">apt-key adv --keyserver keyserver.ubuntu.com --recv 7F0CEB10</text:p>
      <text:p text:style-name="Preformatted_20_Text">echo "deb http://downloads-distro.mongodb.org/repo/ubuntu-upstart dist 10gen" | tee -a /etc/apt/sources.list.d/10gen.list</text:p>
      <text:p text:style-name="Preformatted_20_Text">apt-get -y update</text:p>
      <text:p text:style-name="P3">apt-get install mongodb-10gen</text:p>
      <text:p text:style-name="P3">MONGO-DB config -</text:p>
      <text:p text:style-name="P3">enter mongo to enter mongo shell</text:p>
      <text:p text:style-name="P3">use mydb </text:p>
      <text:p text:style-name="P3"><text:soft-page-break/>db.addUser("jutja", "jutja_2013")</text:p>
      <text:p text:style-name="P3">and use CTRL-C to exit.</text:p>
      <text:p text:style-name="P3">Now install git and pull our repository</text:p>
      <text:p text:style-name="P3">apt-get install git-core -y</text:p>
      <text:p text:style-name="P3">git config --global user.name "<text:span text:style-name="Emphasis">username</text:span>"</text:p>
      <text:p text:style-name="P3">git config --global user.email "<text:a xlink:type="simple" xlink:href="mailto:e@mail.com"><text:span text:style-name="Emphasis">e@mail.com</text:span></text:a>"</text:p>
      <text:p text:style-name="P3">Now cd into your dev folder and then</text:p>
      <text:p text:style-name="P3">git init</text:p>
      <text:p text:style-name="P3">git remote add jutja https://github.com/pallavrustogi/Jutja.git</text:p>
      <text:p text:style-name="P3">git pull jutja master</text:p>
      <text:p text:style-name="P3">now cd into <text:a xlink:type="simple" xlink:href="mailto:jutja.com@sails">jutja.com@sails</text:a> 0.9 folder</text:p>
      <text:p text:style-name="P3">and now install ejs ,sails-mongo and bcrypt</text:p>
      <text:p text:style-name="P3">sudo npm install ejs --save</text:p>
      <text:p text:style-name="P3">sudo npm install sails-mongo@0.9</text:p>
      <text:p text:style-name="P3">sudo npm install bcrypt</text:p>
      <text:p text:style-name="P3">And If you have followed me along , you can now safely do </text:p>
      <text:p text:style-name="P3">sails lift </text:p>
      <text:p text:style-name="P3">and you should see </text:p>
      <text:p text:style-name="P3"><text:s text:c="3"/>Sails.js <text:s text:c="10"/>&lt;|</text:p>
      <text:p text:style-name="P3"><text:s text:c="3"/>v0.9.3 <text:s text:c="13"/>|\</text:p>
      <text:p text:style-name="P3"><text:s text:c="22"/>/|.\</text:p>
      <text:p text:style-name="P3"><text:s text:c="21"/>/ || \</text:p>
      <text:p text:style-name="P3"><text:s text:c="19"/>,' <text:s/>|' <text:s/>\</text:p>
      <text:p text:style-name="P3"><text:s text:c="16"/>.-'.-==|/_--'</text:p>
      <text:p text:style-name="P3"><text:s text:c="16"/>`--'-------' </text:p>
      <text:p text:style-name="P3"><text:s text:c="3"/>__---___--___---___--___---___--___</text:p>
      <text:p text:style-name="P3"><text:soft-page-break/><text:s/>____---___--___---___--___---___--___-__</text:p>
      <text:p text:style-name="P3">on the screen . Happy Development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4T09:19:15</meta:creation-date>
    <dc:date>2013-08-04T10:11:58</dc:date>
    <meta:editing-duration>PT47M21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3" meta:paragraph-count="52" meta:word-count="295" meta:character-count="1995" meta:non-whitespace-character-count="1620"/>
  </office:meta>
</office:document-meta>
</file>